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IUE (2-0)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 (1-1)</text:p>
          </table:table-cell>
          <table:table-cell office:value-type="string">
            <text:p>25</text:p>
          </table:table-cell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SIU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.06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.44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.400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36</text:p>
          </table:table-cell>
          <table:table-cell office:value-type="string">
            <text:p>.02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32</text:p>
          </table:table-cell>
          <table:table-cell office:value-type="string">
            <text:p>.000</text:p>
          </table:table-cell>
        </table:table-row>
      </table:table>
      <table:table table:name="Sheet 2">
        <table:table-row>
          <table:table-cell office:value-type="string">
            <text:p>SIU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Taylor Joens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Katie Shashack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Dylynn Otte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Jackie Scott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4</text:p>
          </table:table-cell>
          <table:table-cell office:value-type="string">
            <text:p>.25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Mallory Nicholson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iana Fields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McDonal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amantha Knight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Jordyn Klein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mily Harrison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Ashley Witt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Annie Ellis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13</text:p>
          </table:table-cell>
          <table:table-cell office:value-type="string">
            <text:p>103</text:p>
          </table:table-cell>
          <table:table-cell office:value-type="string">
            <text:p>.291</text:p>
          </table:table-cell>
          <table:table-cell office:value-type="string">
            <text:p>36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57</text:p>
          </table:table-cell>
          <table:table-cell office:value-type="string">
            <text:p>2</text:p>
          </table:table-cell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1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4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3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-.04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47</text:p>
          </table:table-cell>
          <table:table-cell office:value-type="string">
            <text:p>.06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29</text:p>
          </table:table-cell>
          <table:table-cell office:value-type="string">
            <text:p>137</text:p>
          </table:table-cell>
          <table:table-cell office:value-type="string">
            <text:p>.131</text:p>
          </table:table-cell>
          <table:table-cell office:value-type="string">
            <text:p>45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